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6b394" officeooo:paragraph-rsid="0016b394"/>
    </style:style>
    <style:style style:name="P2" style:family="paragraph" style:parent-style-name="Standard">
      <style:paragraph-properties fo:text-align="justify" style:justify-single-word="false"/>
      <style:text-properties officeooo:paragraph-rsid="0017dc30"/>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6b394" officeooo:paragraph-rsid="0016b394" style:font-weight-asian="bold" style:font-weight-complex="bold"/>
    </style:style>
    <style:style style:name="T1" style:family="text">
      <style:text-properties officeooo:rsid="0017dc30"/>
    </style:style>
    <style:style style:name="T2" style:family="text">
      <style:text-properties style:text-position="super 58%" officeooo:rsid="0017dc30"/>
    </style:style>
    <style:style style:name="T3"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police </text:p>
      <text:p text:style-name="P1"/>
      <text:p text:style-name="P2"><text:span text:style-name="T1"><text:tab/>La préfecture de Police est une institution qui s’assure du bon respect de la loi. Ici, elle va s’assurer du respect du port de la vignette afin de garantir un respect sur l’accès au zone à circulation restreinte. </text:span></text:p>
      <text:p text:style-name="P2"><text:tab/></text:p>
      <text:p text:style-name="P2"><text:tab/><text:span text:style-name="T1">Suite à une procédure, signée par décret le 7 mai 2017 et publié dans le journal officiel n°0108, la vignette Crit’air deviendra obligatoire dans certaines grandes villes à partir du 1</text:span><text:span text:style-name="T2">er</text:span><text:span text:style-name="T1"> juillet 2017. </text:span></text:p>
      <text:p text:style-name="P2"/>
      <text:p text:style-name="P2"><text:tab/><text:span text:style-name="T1">La police devra, à partir de ce jour, garantir le respect de cette règle est donc infliger une amende de 68€ à tout automobiliste qui ne respecterais pas cette règle. </text:span></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16:21:51.614959051</meta:creation-date>
    <dc:date>2017-05-24T16:52:49.331030193</dc:date>
    <meta:editing-duration>PT37S</meta:editing-duration>
    <meta:editing-cycles>1</meta:editing-cycles>
    <meta:document-statistic meta:table-count="0" meta:image-count="0" meta:object-count="0" meta:page-count="1" meta:paragraph-count="6" meta:word-count="103" meta:character-count="597" meta:non-whitespace-character-count="489"/>
    <meta:generator>LibreOffice/5.1.6.2$Linux_X86_64 LibreOffice_project/10m0$Build-2</meta:generator>
  </office:meta>
</office:document-meta>
</file>